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4c7dc" draw:textarea-horizontal-align="center" draw:textarea-vertical-align="middle" draw:auto-grow-height="false" fo:min-height="5.749cm" fo:min-width="8.551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 loext:decorative="false"/>
      <style:paragraph-properties style:writing-mode="lr-tb"/>
    </style:style>
    <style:style style:name="gr3" style:family="graphic" style:parent-style-name="standard">
      <style:graphic-properties svg:stroke-width="0.2cm" draw:marker-start="Arrow" draw:marker-start-width="0.5cm" draw:marker-end="Arrow" draw:marker-end-width="0.5cm" draw:textarea-vertical-align="middle" fo:padding-top="0.225cm" fo:padding-bottom="0.225cm" fo:padding-left="0.35cm" fo:padding-right="0.35cm" loext:decorative="false"/>
    </style:style>
    <style:style style:name="gr4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5.738cm" fo:min-width="3.719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1cm" fo:min-width="3.53cm" loext:decorative="false"/>
      <style:paragraph-properties style:writing-mode="lr-tb"/>
    </style:style>
    <style:style style:name="gr6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6.849cm" fo:min-width="3.569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5cm" fo:min-width="1.201cm" loext:decorative="false"/>
      <style:paragraph-properties style:writing-mode="lr-tb"/>
    </style:style>
    <style:style style:name="gr8" style:family="graphic" style:parent-style-name="standard">
      <style:graphic-properties svg:stroke-width="0.1cm" svg:stroke-color="#3465a4" draw:marker-start="Arrow" draw:marker-start-width="0.35cm" draw:marker-end-width="0.35cm" draw:textarea-vertical-align="middle" fo:padding-top="0.175cm" fo:padding-bottom="0.175cm" fo:padding-left="0.3cm" fo:padding-right="0.3cm" loext:decorative="false"/>
    </style:style>
    <style:style style:name="gr9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79cm" fo:min-width="8.491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true" fo:min-height="2.236cm" fo:min-width="3.195cm" loext:decorative="false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solid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75cm" fo:min-width="2.627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75cm" fo:min-width="2.62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2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64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85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24pt" style:font-size-asian="24pt" style:font-size-complex="24pt"/>
    </style:style>
    <style:style style:name="P2" style:family="paragraph">
      <loext:graphic-properties draw:fill-color="#b4c7dc"/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18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9.051cm" svg:height="5.999cm" draw:transform="skewX (0.000349065850398866) rotate (0.000349065850398866) translate (16.354cm 0.985cm)">
          <draw:glue-point draw:id="4" svg:x="5cm" svg:y="2.153cm"/>
          <draw:glue-point draw:id="5" svg:x="4.992cm" svg:y="-2.158cm"/>
          <draw:glue-point draw:id="6" svg:x="5cm" svg:y="-1.441cm"/>
          <draw:glue-point draw:id="7" svg:x="5cm" svg:y="1.424cm"/>
          <draw:glue-point draw:id="8" svg:x="5cm" svg:y="-0.724cm"/>
          <draw:glue-point draw:id="9" svg:x="5cm" svg:y="0.72cm"/>
          <draw:glue-point draw:id="10" svg:x="-3.552cm" svg:y="4.975cm"/>
          <draw:glue-point draw:id="11" svg:x="-2.144cm" svg:y="4.999cm"/>
          <draw:glue-point draw:id="12" svg:x="-0.707cm" svg:y="4.999cm"/>
          <draw:glue-point draw:id="13" svg:x="0.717cm" svg:y="4.997cm"/>
          <draw:glue-point draw:id="14" svg:x="5cm" svg:y="-2.874cm"/>
          <draw:glue-point draw:id="15" svg:x="5cm" svg:y="-3.618cm"/>
          <draw:glue-point draw:id="16" svg:x="5cm" svg:y="-4.328cm"/>
          <draw:glue-point draw:id="17" svg:x="4.282cm" svg:y="-4.983cm"/>
          <draw:glue-point draw:id="18" svg:x="5cm" svg:y="2.856cm"/>
          <draw:glue-point draw:id="19" svg:x="5cm" svg:y="3.601cm"/>
          <draw:glue-point draw:id="20" svg:x="4.273cm" svg:y="4.996cm"/>
          <draw:glue-point draw:id="21" svg:x="5cm" svg:y="4.305cm"/>
          <draw:glue-point draw:id="22" svg:x="2.888cm" svg:y="4.997cm"/>
          <draw:glue-point draw:id="23" svg:x="3.565cm" svg:y="4.996cm"/>
          <text:p text:style-name="P1"><text:span text:style-name="T1">IOb-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1.56cm" svg:height="0.962cm" svg:x="6.151cm" svg:y="4.512cm">
          <draw:text-box>
            <text:p text:style-name="P3"><text:span text:style-name="T2">IOb</text:span></text:p>
          </draw:text-box>
        </draw:frame>
        <draw:connector draw:style-name="gr3" draw:text-style-name="P5" draw:layer="layout" svg:x1="12.736cm" svg:y1="4.936cm" svg:x2="16.354cm" svg:y2="4.932cm" svg:d="M12736 4936h1808v-4h1810" svg:viewBox="0 0 3619 5">
          <text:p/>
        </draw:connector>
        <draw:custom-shape draw:style-name="gr4" draw:text-style-name="P6" xml:id="id3" draw:id="id3" draw:layer="layout" svg:width="4.219cm" svg:height="5.988cm" svg:x="1.015cm" svg:y="0.994cm">
          <draw:glue-point draw:id="4" svg:x="2.175cm" svg:y="5.001cm"/>
          <text:p text:style-name="P1"><text:span text:style-name="T1">Simulation</text:span></text:p>
          <text:p text:style-name="P1"><text:span text:style-name="T1">Control</text:span></text:p>
          <text:p text:style-name="P1"><text:span text:style-name="T1">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7" draw:layer="layout" svg:width="4.03cm" svg:height="1.051cm" svg:x="20.888cm" svg:y="7.443cm">
          <draw:text-box>
            <text:p><text:span text:style-name="T3">clk, cke, arst</text:span></text:p>
          </draw:text-box>
        </draw:frame>
        <draw:custom-shape draw:style-name="gr6" draw:text-style-name="P6" draw:layer="layout" svg:width="4.069cm" svg:height="7.099cm" svg:x="28.901cm" svg:y="3.572cm">
          <draw:glue-point draw:id="4" svg:x="2.175cm" svg:y="5.001cm"/>
          <draw:glue-point draw:id="5" svg:x="-5.003cm" svg:y="-3.125cm"/>
          <text:p text:style-name="P1"><text:span text:style-name="T1">Memory</text:span></text:p>
          <text:p text:style-name="P1"><text:span text:style-name="T1">Module</text:span></text:p>
          <text:p text:style-name="P1"><text:span text:style-name="T1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1.701cm" svg:height="1.125cm" svg:x="26.27cm" svg:y="5.433cm">
          <draw:text-box>
            <text:p text:style-name="P3"><text:span text:style-name="T2">AXI</text:span></text:p>
          </draw:text-box>
        </draw:frame>
        <draw:connector draw:style-name="gr3" draw:text-style-name="P5" draw:layer="layout" svg:x1="25.404cm" svg:y1="5.064cm" svg:x2="28.901cm" svg:y2="5.076cm" svg:d="M25404 5064h1748v12h1749" svg:viewBox="0 0 3498 13">
          <text:p/>
        </draw:connector>
        <draw:connector draw:style-name="gr8" draw:text-style-name="P5" draw:layer="layout" svg:x1="20.879cm" svg:y1="6.982cm" svg:x2="20.849cm" svg:y2="8.916cm" draw:start-shape="id1" draw:start-glue-point="2" draw:end-shape="id2" draw:end-glue-point="0" svg:d="M20879 6982v968h-30v966" svg:viewBox="0 0 31 1935">
          <text:p/>
        </draw:connector>
        <draw:custom-shape draw:style-name="gr9" draw:text-style-name="P6" xml:id="id2" draw:id="id2" draw:layer="layout" svg:width="8.991cm" svg:height="3.04cm" svg:x="16.354cm" svg:y="8.916cm">
          <draw:glue-point draw:id="4" svg:x="2.175cm" svg:y="5.001cm"/>
          <text:p text:style-name="P1"><text:span text:style-name="T1">Clock and Reset</text:span></text:p>
          <text:p text:style-name="P1"><text:span text:style-name="T1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4" draw:id="id4" draw:layer="layout" svg:width="4.219cm" svg:height="5.988cm" svg:x="8.517cm" svg:y="0.994cm">
          <draw:glue-point draw:id="4" svg:x="2.175cm" svg:y="5.001cm"/>
          <text:p text:style-name="P1"><text:span text:style-name="T1">Universal</text:span></text:p>
          <text:p text:style-name="P1"><text:span text:style-name="T1">Conver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svg:x1="5.234cm" svg:y1="3.988cm" svg:x2="8.517cm" svg:y2="3.988cm" draw:start-shape="id3" draw:start-glue-point="1" draw:end-shape="id4" svg:d="M5234 3988h3283" svg:viewBox="0 0 3284 1">
          <text:p/>
        </draw:connector>
        <draw:frame draw:style-name="gr10" draw:text-style-name="P4" draw:layer="layout" svg:width="3.695cm" svg:height="2.486cm" svg:x="12.693cm" svg:y="5.374cm">
          <draw:text-box>
            <text:p text:style-name="P3"><text:span text:style-name="T4">IOb | AXI-Lite |</text:span></text:p>
            <text:p text:style-name="P3"><text:span text:style-name="T4">Wishbone</text:span></text:p>
          </draw:text-box>
        </draw:frame>
        <draw:line draw:style-name="gr11" draw:text-style-name="P8" draw:layer="layout" svg:x1="25.395cm" svg:y1="1.955cm" svg:x2="27.571cm" svg:y2="1.947cm">
          <text:p/>
        </draw:line>
        <draw:frame draw:style-name="gr12" draw:text-style-name="P10" draw:layer="layout" svg:width="3.127cm" svg:height="0.725cm" svg:x="22.105cm" svg:y="1.535cm">
          <draw:text-box>
            <text:p text:style-name="P9"><text:span text:style-name="T5">invalidate</text:span></text:p>
          </draw:text-box>
        </draw:frame>
        <draw:frame draw:style-name="gr13" draw:text-style-name="P10" draw:layer="layout" svg:width="3.122cm" svg:height="0.725cm" svg:x="22.021cm" svg:y="2.409cm">
          <draw:text-box>
            <text:p text:style-name="P9"><text:span text:style-name="T5">wtb_empty</text:span></text:p>
          </draw:text-box>
        </draw:frame>
        <draw:line draw:style-name="gr11" draw:text-style-name="P8" draw:layer="layout" svg:x1="27.528cm" svg:y1="2.971cm" svg:x2="25.386cm" svg:y2="2.967cm">
          <text:p/>
        </draw:line>
        <draw:frame draw:style-name="gr14" draw:text-style-name="P11" draw:layer="layout" svg:width="1.172cm" svg:height="0.962cm" svg:x="27.492cm" svg:y="1.508cm">
          <draw:text-box>
            <text:p>‘Z’</text:p>
          </draw:text-box>
        </draw:frame>
        <draw:frame draw:style-name="gr15" draw:text-style-name="P11" draw:layer="layout" svg:width="1.137cm" svg:height="0.962cm" svg:x="27.461cm" svg:y="2.461cm">
          <draw:text-box>
            <text:p>‘1’</text:p>
          </draw:text-box>
        </draw:frame>
        <draw:frame draw:style-name="gr16" draw:text-style-name="P12" draw:layer="layout" svg:width="2.864cm" svg:height="0.725cm" svg:x="16.473cm" svg:y="1.569cm">
          <draw:text-box>
            <text:p><text:span text:style-name="T5">invalidate</text:span></text:p>
          </draw:text-box>
        </draw:frame>
        <draw:frame draw:style-name="gr17" draw:text-style-name="P12" draw:layer="layout" svg:width="3.385cm" svg:height="0.725cm" svg:x="16.459cm" svg:y="2.41cm">
          <draw:text-box>
            <text:p><text:span text:style-name="T5">wtb_empty</text:span></text:p>
          </draw:text-box>
        </draw:frame>
        <draw:line draw:style-name="gr11" draw:text-style-name="P8" draw:layer="layout" svg:x1="14.23cm" svg:y1="1.954cm" svg:x2="16.406cm" svg:y2="1.946cm">
          <text:p/>
        </draw:line>
        <draw:line draw:style-name="gr11" draw:text-style-name="P8" draw:layer="layout" svg:x1="16.363cm" svg:y1="2.97cm" svg:x2="14.221cm" svg:y2="2.966cm">
          <text:p/>
        </draw:line>
        <draw:frame draw:style-name="gr15" draw:text-style-name="P11" draw:layer="layout" svg:width="1.137cm" svg:height="0.962cm" svg:x="13.362cm" svg:y="1.482cm">
          <draw:text-box>
            <text:p>‘0’</text:p>
          </draw:text-box>
        </draw:frame>
        <draw:frame draw:style-name="gr14" draw:text-style-name="P11" draw:layer="layout" svg:width="1.172cm" svg:height="0.962cm" svg:x="13.39cm" svg:y="2.487cm">
          <draw:text-box>
            <text:p>‘Z’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34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8-19T17:27:12.558650166</meta:creation-date>
    <dc:date>2026-01-12T18:03:47.677111120</dc:date>
    <meta:editing-duration>PT17H26M1S</meta:editing-duration>
    <meta:editing-cycles>69</meta:editing-cycles>
    <meta:generator>LibreOffice/25.8.4.2$Linux_X86_64 LibreOffice_project/580$Build-2</meta:generator>
    <meta:document-statistic meta:object-count="25"/>
  </office:meta>
</office:document-meta>
</file>